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C000003194E3E311B.png" manifest:media-type="image/png"/>
  <manifest:file-entry manifest:full-path="Pictures/10000201000001D90000014BF22B1A58.png" manifest:media-type="image/png"/>
  <manifest:file-entry manifest:full-path="Pictures/1000020100000307000003131F2CB296.png" manifest:media-type="image/png"/>
  <manifest:file-entry manifest:full-path="Pictures/1000020100000315000003B73D8B68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fe1ac"/>
    </style:style>
    <style:style style:name="P3" style:family="paragraph" style:parent-style-name="Text_20_body">
      <style:paragraph-properties fo:line-height="150%"/>
      <style:text-properties officeooo:paragraph-rsid="0021742f"/>
    </style:style>
    <style:style style:name="P4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officeooo:rsid="003587b7" officeooo:paragraph-rsid="00531957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line-height="150%"/>
      <style:text-properties fo:font-size="12pt" style:font-size-asian="12pt"/>
    </style:style>
    <style:style style:name="P9" style:family="paragraph" style:parent-style-name="Text_20_body">
      <style:text-properties fo:font-size="12pt" officeooo:rsid="0033aab2" officeooo:paragraph-rsid="002ed69f" style:font-size-asian="10.5pt" style:font-size-complex="12pt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Text_20_body">
      <style:text-properties officeooo:rsid="0021742f" officeooo:paragraph-rsid="0021742f"/>
    </style:style>
    <style:style style:name="P12" style:family="paragraph" style:parent-style-name="Text_20_body">
      <style:paragraph-properties fo:line-height="150%"/>
      <style:text-properties officeooo:rsid="0021742f" officeooo:paragraph-rsid="0021742f"/>
    </style:style>
    <style:style style:name="P13" style:family="paragraph" style:parent-style-name="Text_20_body">
      <style:text-properties officeooo:rsid="0021742f" officeooo:paragraph-rsid="00223075"/>
    </style:style>
    <style:style style:name="P14" style:family="paragraph" style:parent-style-name="Text_20_body">
      <style:text-properties officeooo:rsid="00223075" officeooo:paragraph-rsid="00223075"/>
    </style:style>
    <style:style style:name="P15" style:family="paragraph" style:parent-style-name="Text_20_body">
      <style:text-properties officeooo:rsid="00233d6b" officeooo:paragraph-rsid="00233d6b"/>
    </style:style>
    <style:style style:name="P16" style:family="paragraph" style:parent-style-name="Text_20_body">
      <style:text-properties officeooo:rsid="00233d6b" officeooo:paragraph-rsid="004a5172"/>
    </style:style>
    <style:style style:name="P17" style:family="paragraph" style:parent-style-name="Text_20_body">
      <style:text-properties officeooo:rsid="00239e3f" officeooo:paragraph-rsid="00239e3f"/>
    </style:style>
    <style:style style:name="P18" style:family="paragraph" style:parent-style-name="Text_20_body">
      <style:paragraph-properties fo:line-height="150%"/>
      <style:text-properties officeooo:rsid="001efba8" officeooo:paragraph-rsid="001fe1ac"/>
    </style:style>
    <style:style style:name="P19" style:family="paragraph" style:parent-style-name="Text_20_body">
      <style:text-properties officeooo:rsid="002a9a37" officeooo:paragraph-rsid="002a9a37"/>
    </style:style>
    <style:style style:name="P20" style:family="paragraph" style:parent-style-name="Text_20_body">
      <style:text-properties officeooo:rsid="002a9a37" officeooo:paragraph-rsid="003692a5"/>
    </style:style>
    <style:style style:name="P21" style:family="paragraph" style:parent-style-name="Text_20_body">
      <style:text-properties officeooo:rsid="002c5b7d" officeooo:paragraph-rsid="002c5b7d"/>
    </style:style>
    <style:style style:name="P22" style:family="paragraph" style:parent-style-name="Text_20_body">
      <style:text-properties officeooo:rsid="002d8070" officeooo:paragraph-rsid="002d8070"/>
    </style:style>
    <style:style style:name="P23" style:family="paragraph" style:parent-style-name="Text_20_body">
      <style:text-properties officeooo:rsid="0040a39d" officeooo:paragraph-rsid="0040a39d"/>
    </style:style>
    <style:style style:name="P24" style:family="paragraph" style:parent-style-name="Text_20_body">
      <style:text-properties officeooo:rsid="0041e408" officeooo:paragraph-rsid="0041e408"/>
    </style:style>
    <style:style style:name="P25" style:family="paragraph" style:parent-style-name="Text_20_body">
      <style:text-properties officeooo:rsid="003587b7" officeooo:paragraph-rsid="00537d99"/>
    </style:style>
    <style:style style:name="P26" style:family="paragraph" style:parent-style-name="Text_20_body">
      <style:text-properties officeooo:rsid="004fc8f9" officeooo:paragraph-rsid="004fc8f9"/>
    </style:style>
    <style:style style:name="P27" style:family="paragraph" style:parent-style-name="Text_20_body">
      <style:text-properties officeooo:rsid="002ed69f" officeooo:paragraph-rsid="002ed69f"/>
    </style:style>
    <style:style style:name="P28" style:family="paragraph" style:parent-style-name="Text_20_body">
      <style:paragraph-properties fo:line-height="150%"/>
      <style:text-properties officeooo:rsid="00478d96" officeooo:paragraph-rsid="001fe1ac"/>
    </style:style>
    <style:style style:name="P29" style:family="paragraph" style:parent-style-name="Heading_20_3">
      <style:text-properties fo:font-size="13pt" style:font-size-asian="13pt" style:font-size-complex="13pt"/>
    </style:style>
    <style:style style:name="P30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31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32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P33" style:family="paragraph" style:parent-style-name="Heading_20_1">
      <style:text-properties fo:font-size="16pt" fo:font-weight="bold" officeooo:rsid="00562582" officeooo:paragraph-rsid="00562582" style:font-size-asian="14pt" style:font-weight-asian="bold" style:font-size-complex="16pt" style:font-weight-complex="bold"/>
    </style:style>
    <style:style style:name="P34" style:family="paragraph" style:parent-style-name="Heading_20_1">
      <style:text-properties fo:font-size="18pt" fo:font-weight="bold" style:font-size-asian="18pt" style:font-weight-asian="bold" style:font-weight-complex="bold"/>
    </style:style>
    <style:style style:name="P35" style:family="paragraph" style:parent-style-name="Heading_20_1">
      <style:text-properties fo:font-size="14pt" fo:font-weight="bold" style:font-size-asian="14pt" style:font-weight-asian="bold" style:font-weight-complex="bold"/>
    </style:style>
    <style:style style:name="P36" style:family="paragraph" style:parent-style-name="Heading_20_1">
      <style:text-properties officeooo:rsid="0040a39d" officeooo:paragraph-rsid="0040a39d"/>
    </style:style>
    <style:style style:name="P37" style:family="paragraph" style:parent-style-name="Standard">
      <style:paragraph-properties fo:text-align="start" style:justify-single-word="false"/>
      <style:text-properties style:font-name="Arial" fo:font-size="18pt" style:font-size-asian="18pt"/>
    </style:style>
    <style:style style:name="P38" style:family="paragraph" style:parent-style-name="Heading_20_2">
      <style:text-properties style:font-name="Arial" fo:font-size="13pt" fo:font-weight="bold" officeooo:rsid="00261e7f" officeooo:paragraph-rsid="002a9a37" style:font-size-asian="13pt" style:font-weight-asian="bold" style:font-size-complex="13pt" style:font-weight-complex="bold"/>
    </style:style>
    <style:style style:name="P39" style:family="paragraph" style:parent-style-name="Heading_20_2">
      <style:text-properties style:font-name="Arial" fo:font-size="13pt" fo:font-weight="bold" officeooo:rsid="00261e7f" officeooo:paragraph-rsid="002cbccf" style:font-size-asian="13pt" style:font-weight-asian="bold" style:font-size-complex="13pt" style:font-weight-complex="bold"/>
    </style:style>
    <style:style style:name="P40" style:family="paragraph" style:parent-style-name="Heading_20_2">
      <style:text-properties style:font-name="Arial" officeooo:paragraph-rsid="002847de"/>
    </style:style>
    <style:style style:name="P41" style:family="paragraph" style:parent-style-name="Text_20_body">
      <style:text-properties officeooo:rsid="005c1434" officeooo:paragraph-rsid="005c1434"/>
    </style:style>
    <style:style style:name="P42" style:family="paragraph" style:parent-style-name="Text_20_body">
      <style:text-properties officeooo:rsid="005c1434" officeooo:paragraph-rsid="0067ea4e"/>
    </style:style>
    <style:style style:name="P43" style:family="paragraph" style:parent-style-name="Text_20_body">
      <style:text-properties officeooo:rsid="0041e408" officeooo:paragraph-rsid="00710397"/>
    </style:style>
    <style:style style:name="P44" style:family="paragraph" style:parent-style-name="Text_20_body">
      <style:text-properties officeooo:rsid="0040a39d" officeooo:paragraph-rsid="00710397"/>
    </style:style>
    <style:style style:name="P45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46" style:family="paragraph" style:parent-style-name="Heading_20_1">
      <style:text-properties fo:font-size="16pt" fo:font-weight="bold" officeooo:rsid="0040a39d" officeooo:paragraph-rsid="0055ef35" style:font-size-asian="14pt" style:font-weight-asian="bold" style:font-size-complex="16pt" style:font-weight-complex="bold"/>
    </style:style>
    <style:style style:name="P47" style:family="paragraph" style:parent-style-name="Heading_20_1">
      <style:text-properties officeooo:rsid="0040a39d" officeooo:paragraph-rsid="0040a39d"/>
    </style:style>
    <style:style style:name="P48" style:family="paragraph" style:parent-style-name="Heading_20_1">
      <style:text-properties officeooo:rsid="0040a39d" officeooo:paragraph-rsid="00710397"/>
    </style:style>
    <style:style style:name="P49" style:family="paragraph" style:parent-style-name="Heading_20_1">
      <style:text-properties officeooo:paragraph-rsid="00562582"/>
    </style:style>
    <style:style style:name="P50" style:family="paragraph" style:parent-style-name="Heading_20_1">
      <style:text-properties officeooo:rsid="0041e408" officeooo:paragraph-rsid="0040a39d"/>
    </style:style>
    <style:style style:name="P51" style:family="paragraph" style:parent-style-name="Heading_20_1">
      <style:text-properties officeooo:rsid="00732dff" officeooo:paragraph-rsid="00732dff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42079" style:font-size-asian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a9a37" style:font-size-asian="10.5pt" style:font-size-complex="12pt"/>
    </style:style>
    <style:style style:name="T5" style:family="text">
      <style:text-properties fo:font-size="12pt" officeooo:rsid="002cbccf" style:font-size-asian="10.5pt" style:font-size-complex="12pt"/>
    </style:style>
    <style:style style:name="T6" style:family="text">
      <style:text-properties fo:font-size="12pt" officeooo:rsid="0030a7d5" style:font-size-asian="10.5pt" style:font-size-complex="12pt"/>
    </style:style>
    <style:style style:name="T7" style:family="text">
      <style:text-properties fo:font-size="12pt" officeooo:rsid="0031bead" style:font-size-asian="10.5pt" style:font-size-complex="12pt"/>
    </style:style>
    <style:style style:name="T8" style:family="text">
      <style:text-properties fo:font-size="12pt" officeooo:rsid="0033aab2" style:font-size-asian="10.5pt" style:font-size-complex="12pt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a9a37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cbccf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cb6f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121d2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31957" style:font-size-asian="10.5pt" style:font-weight-asian="normal" style:font-size-complex="12pt" style:font-weight-complex="normal"/>
    </style:style>
    <style:style style:name="T15" style:family="text">
      <style:text-properties fo:font-size="12pt" fo:font-weight="bold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2a9a37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2c5b7d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30a7d5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33aab2" style:font-size-asian="10.5pt" style:font-weight-asian="bold" style:font-size-complex="12pt" style:font-weight-complex="bold"/>
    </style:style>
    <style:style style:name="T20" style:family="text">
      <style:text-properties style:font-name="Arial" officeooo:rsid="0016d545"/>
    </style:style>
    <style:style style:name="T21" style:family="text">
      <style:text-properties style:font-name="Arial" fo:font-size="13pt" fo:font-weight="bold" officeooo:rsid="0021742f" style:font-size-asian="11.3500003814697pt" style:font-weight-asian="bold" style:font-size-complex="13pt" style:font-weight-complex="bold"/>
    </style:style>
    <style:style style:name="T22" style:family="text">
      <style:text-properties style:font-name="Arial" fo:font-size="13pt" fo:font-weight="bold" officeooo:rsid="001efba8" style:font-size-asian="11.3500003814697pt" style:font-weight-asian="bold" style:font-size-complex="13pt" style:font-weight-complex="bold"/>
    </style:style>
    <style:style style:name="T23" style:family="text">
      <style:text-properties officeooo:rsid="0016d54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6d545" style:font-weight-asian="bold" style:font-weight-complex="bold"/>
    </style:style>
    <style:style style:name="T26" style:family="text">
      <style:text-properties style:font-name="Liberation Serif" officeooo:rsid="0016d545"/>
    </style:style>
    <style:style style:name="T27" style:family="text">
      <style:text-properties officeooo:rsid="001ca1d4"/>
    </style:style>
    <style:style style:name="T28" style:family="text">
      <style:text-properties officeooo:rsid="001d24ce"/>
    </style:style>
    <style:style style:name="T29" style:family="text">
      <style:text-properties officeooo:rsid="00233d6b"/>
    </style:style>
    <style:style style:name="T30" style:family="text">
      <style:text-properties officeooo:rsid="002c5b7d"/>
    </style:style>
    <style:style style:name="T31" style:family="text">
      <style:text-properties officeooo:rsid="00393b99"/>
    </style:style>
    <style:style style:name="T32" style:family="text">
      <style:text-properties officeooo:rsid="003cb6f5"/>
    </style:style>
    <style:style style:name="T33" style:family="text">
      <style:text-properties officeooo:rsid="00478d96"/>
    </style:style>
    <style:style style:name="T34" style:family="text">
      <style:text-properties officeooo:rsid="0048ac9c"/>
    </style:style>
    <style:style style:name="T35" style:family="text">
      <style:text-properties officeooo:rsid="004a5172"/>
    </style:style>
    <style:style style:name="T36" style:family="text">
      <style:text-properties fo:font-size="13pt" fo:font-weight="bold" officeooo:rsid="00261e7f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4de526" style:font-size-asian="13pt" style:font-weight-asian="bold" style:font-size-complex="13pt" style:font-weight-complex="bold"/>
    </style:style>
    <style:style style:name="T38" style:family="text">
      <style:text-properties officeooo:rsid="004de526"/>
    </style:style>
    <style:style style:name="T39" style:family="text">
      <style:text-properties officeooo:rsid="005cc57a"/>
    </style:style>
    <style:style style:name="T40" style:family="text">
      <style:text-properties officeooo:rsid="005f2bca"/>
    </style:style>
    <style:style style:name="T41" style:family="text">
      <style:text-properties officeooo:rsid="00602541"/>
    </style:style>
    <style:style style:name="T42" style:family="text">
      <style:text-properties officeooo:rsid="006a4c04"/>
    </style:style>
    <style:style style:name="T43" style:family="text">
      <style:text-properties fo:font-size="16pt" fo:font-weight="bold" style:font-size-asian="14pt" style:font-weight-asian="bold" style:font-size-complex="16pt" style:font-weight-complex="bold"/>
    </style:style>
    <style:style style:name="T44" style:family="text">
      <style:text-properties fo:font-size="16pt" style:font-size-asian="14pt" style:font-size-complex="16pt"/>
    </style:style>
    <style:style style:name="T45" style:family="text">
      <style:text-properties officeooo:rsid="0074b3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Johdanto</text:p>
      <text:p text:style-name="P37"/>
      <text:p text:style-name="P35">Kirjatietokanta</text:p>
      <text:p text:style-name="P1"><text:span text:style-name="T1">Sovelluksen ideana on, että käyttäjät voivat listata mitä kaikkia</text:span><text:span text:style-name="T2"> </text:span><text:span text:style-name="T1">kirjoja he ovat elämänsä aikana lukeneet. Jokaisella käyttäjällä on oma kirjasto, mihin he voivat lisätä kirjoja </text:span><text:span text:style-name="T2">sovelluksen kirjalistasta</text:span><text:span text:style-name="T1">.</text:span></text:p>
      <text:p text:style-name="P35">Tekniset tiedot</text:p>
      <text:p text:style-name="P8">Työ toteutetaan laitoksen users-palvelimella, käytettävä tietokanta on PostgreSQL. Ohjelmointikielenä käytetään PHP:tä.</text:p>
      <text:p text:style-name="Standard"/>
      <text:p text:style-name="Standard"><draw:frame draw:style-name="fr1" draw:name="Image1" text:anchor-type="paragraph" svg:width="7.1854in" svg:height="8.6602in" draw:z-index="0"><draw:image xlink:href="Pictures/1000020100000315000003B73D8B68DB.png" xlink:type="simple" xlink:show="embed" xlink:actuate="onLoad"/></draw:frame><text:soft-page-break/></text:p>
      <text:p text:style-name="Standard"/>
      <text:p text:style-name="Standard"/>
      <text:p text:style-name="P31"><text:soft-page-break/>Käy<text:span text:style-name="T28">ttäjäryhmät</text:span>:</text:p>
      <text:p text:style-name="P31"/>
      <text:p text:style-name="P30">Jokamies</text:p>
      <text:p text:style-name="P10">Jokamiehellä tarkoitetaan kaikkia kirjautumattomia henkilöitä sivulla.</text:p>
      <text:p text:style-name="P30">Kirjautunut</text:p>
      <text:p text:style-name="Text_20_body"><text:span text:style-name="T26">Kirjautunut käyttäjä on järjestelmään rekisteröitynyt käyttäjä</text:span><text:span text:style-name="T20">.</text:span></text:p>
      <text:p text:style-name="P29"><text:span text:style-name="T24">Y</text:span><text:span text:style-name="T25">lläpito</text:span></text:p>
      <text:p text:style-name="P6"><text:span text:style-name="T23">Y</text:span>lläpito<text:span text:style-name="T27">a on vain järjestelmän luonut käyttäjä, joka kirjautuu sisään omilla admin tunnuksilla.</text:span></text:p>
      <text:p text:style-name="P6"/>
      <text:p text:style-name="P32">Käyttötapauskuvaukset:</text:p>
      <text:p text:style-name="P32"/>
      <text:p text:style-name="P4">Jokamiehen käyttötapaukset</text:p>
      <text:p text:style-name="P28">Tietokannan kirjojen tarkastelu:</text:p>
      <text:p text:style-name="P18">Kuka tahansa voi <text:span text:style-name="T33">tarkastella</text:span> tietokannassa olevia kirjoja. <text:span text:style-name="T33">Kirjautumatonkin käyttäjä näkee listan tietokannan kirjoista, ja voi tarkastella lisäksi jokaista kirjaa tarkemmin, jolloin näkee myös mahdollisen kirjalle asetetun esittelyn.</text:span></text:p>
      <text:p text:style-name="P12">Muita käyttötapauksia: rekisteröityminen ja kirjautuminen</text:p>
      <text:p text:style-name="P2"/>
      <text:p text:style-name="P3"><text:span text:style-name="T21">Kirjautuneen</text:span><text:span text:style-name="T22"> käyttötapaukset</text:span></text:p>
      <text:p text:style-name="P13">Kirjojen lisäys yleiseltä listalta omaan kirjastoon:</text:p>
      <text:p text:style-name="P14">Käyttäjä voi lisätä kirjoja yleiseltä listalta omaan kirjastoonsa.</text:p>
      <text:p text:style-name="P11"/>
      <text:p text:style-name="P11">Kirjapyyntö tai virheimoitus ylläpidolle:</text:p>
      <text:p text:style-name="P14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6">Muita käyttötapauksia: <text:tab/>- <text:span text:style-name="T35">Tietokannan kirjojen tarkastelu.</text:span></text:p>
      <text:p text:style-name="P16"><text:tab/><text:tab/><text:tab/><text:tab/>- Kirjan poistaminen omalta listalta.</text:p>
      <text:p text:style-name="P15"/>
      <text:p text:style-name="P5"><text:soft-page-break/></text:p>
      <text:p text:style-name="P5"><text:span text:style-name="T29">Ylläpidon </text:span>käyttötapaukset</text:p>
      <text:p text:style-name="P15">Kirjojen lisäys tietokantaan:</text:p>
      <text:p text:style-name="P17">Ylläpito voi lisätä kirjoja tietokantaan, jolloin kirjasta pitää kertoa ainakin kirjan nimi <text:span text:style-name="T34">ja</text:span> kirjoittaja.</text:p>
      <text:p text:style-name="P15"/>
      <text:p text:style-name="P15">Tietokantaan lisättyjen kirjojen muokkaus ja poisto:</text:p>
      <text:p text:style-name="P17">Ylläpito voi muokata kirjan tietoja, tai poistaa kirjoja kokonaan tietokannasta.</text:p>
      <text:p text:style-name="P15"/>
      <text:p text:style-name="P17">Kirjapyyntöjen ja virheilmoitusten lukeminen:</text:p>
      <text:p text:style-name="P17">Käyttäjien kirjoittamat kirjapyynnöt ja virheilmoitukset tuleva ylläpidon nähtäville.</text:p>
      <text:p text:style-name="P17"/>
      <text:p text:style-name="P17">Virheimoituksen poisto: </text:p>
      <text:p text:style-name="P17">Ylläpito voi poistaa jo toteutetut kirjapyynnöt tai virheilmoitukset.</text:p>
      <text:p text:style-name="P17"/>
      <text:p text:style-name="P17"/>
      <text:p text:style-name="P17"/>
      <text:p text:style-name="P17"><draw:frame draw:style-name="fr2" draw:name="Image2" text:anchor-type="paragraph" svg:width="4.9272in" svg:height="3.448in" draw:z-index="1"><draw:image xlink:href="Pictures/10000201000001D90000014BF22B1A5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0"><text:soft-page-break/><text:span text:style-name="T36">Tietokohde: </text:span><text:span text:style-name="T37">Reader</text:span></text:p>
      <text:p text:style-name="P19"><text:span text:style-name="T24">Attribuutti:</text:span><text:tab/><text:tab/><text:tab/><text:span text:style-name="T24">Arvojoukko:</text:span></text:p>
      <text:p text:style-name="P19"><text:span text:style-name="T31">Käyttäjätunnus</text:span><text:tab/><text:tab/>Merkkijono, max. 30 merkkiä</text:p>
      <text:p text:style-name="P26">Salasana<text:tab/><text:tab/><text:tab/>Merkkijono, max. 50 merkkiä</text:p>
      <text:p text:style-name="P19"/>
      <text:p text:style-name="P19"><text:span text:style-name="T24">Kuvaus:</text:span> ”<text:span text:style-name="T38">Reader</text:span>” kuvaa kirjautunutta käyttäjää, <text:span text:style-name="T30">jolla on oma lista luetuile kirjoille.</text:span></text:p>
      <text:p text:style-name="P19"/>
      <text:p text:style-name="P38">Tietokohde: <text:span text:style-name="T32">List</text:span></text:p>
      <text:p text:style-name="Text_20_body"><text:span text:style-name="T15">Attribuutt</text:span><text:span text:style-name="T16">i:<text:tab/></text:span><text:span text:style-name="T10"><text:tab/><text:tab/></text:span><text:span text:style-name="T17">Arvojoukko:</text:span></text:p>
      <text:p text:style-name="P21"><text:span text:style-name="T13">Ei ole</text:span><text:span text:style-name="T9"><text:tab/><text:tab/><text:tab/><text:tab/></text:span></text:p>
      <text:p text:style-name="P21"/>
      <text:p text:style-name="P21"><text:span text:style-name="T15">Kuvaus:</text:span><text:span text:style-name="T9"> ”</text:span><text:span text:style-name="T12">L</text:span><text:span text:style-name="T9">ist” on jollekin tietylle käyttäjälle kuuluva henkilökohtainen kirjalista, j</text:span><text:span text:style-name="T13">oka sisältää käyttäjän lukemia kirjoja</text:span><text:span text:style-name="T9">. </text:span><text:span text:style-name="T11">Kirjalista sisältää nolla tai useita kirjoja.</text:span></text:p>
      <text:p text:style-name="P21"/>
      <text:p text:style-name="P39"><text:span text:style-name="T4">Tietokohde: </text:span><text:span text:style-name="T5">Book</text:span></text:p>
      <text:p text:style-name="P22"><text:span text:style-name="T15">Attribuutti:<text:tab/></text:span><text:span text:style-name="T3"><text:tab/><text:tab/><text:tab/></text:span><text:span text:style-name="T15"><text:tab/></text:span><text:span text:style-name="T18">Arvojoukko:</text:span></text:p>
      <text:p text:style-name="P22"><text:span text:style-name="T3">Nimi<text:tab/><text:tab/><text:tab/><text:tab/><text:tab/><text:tab/></text:span><text:span text:style-name="T6">Merkkijono, max. 120 merkkiä</text:span></text:p>
      <text:p text:style-name="P22"><text:span text:style-name="T3">Kirjailija<text:tab/><text:tab/><text:tab/><text:tab/><text:tab/></text:span><text:span text:style-name="T7">Merkkijono, max. 80 merkkiä</text:span></text:p>
      <text:p text:style-name="P22"><text:span text:style-name="T3">1.painoksen julkaisuvuosi<text:tab/><text:tab/><text:tab/></text:span><text:span text:style-name="T8">Numeerinen</text:span></text:p>
      <text:p text:style-name="P22"><text:span text:style-name="T3">Sivumäärä<text:tab/><text:tab/><text:tab/><text:tab/><text:tab/></text:span><text:span text:style-name="T8">Numeerinen</text:span></text:p>
      <text:p text:style-name="P27"><text:span text:style-name="T3">Esittely<text:tab/><text:tab/><text:tab/><text:tab/><text:tab/></text:span><text:span text:style-name="T8">Merkkijono, max. 250 merkkiä</text:span></text:p>
      <text:p text:style-name="P9"/>
      <text:p text:style-name="P25"><text:span text:style-name="T19">K</text:span><text:span text:style-name="T15">uvaus: <text:s/></text:span><text:span text:style-name="T14">Kaikki tietokannan kirjat ovat nähtävissä sovelluksen kaikille käyttäjille. </text:span><text:span text:style-name="T9">Yksi kirja voi liittyä moniin eri </text:span><text:span text:style-name="T14">kirjautuneiden</text:span><text:span text:style-name="T9"> käyttäjien kirjalistoihin (= </text:span><text:span text:style-name="T12">Li</text:span><text:span text:style-name="T9">st).</text:span></text:p>
      <text:p text:style-name="P7"/>
      <text:p text:style-name="P20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3" text:anchor-type="paragraph" svg:width="4.9583in" svg:height="8.2602in" draw:z-index="2"><draw:image xlink:href="Pictures/10000201000001DC000003194E3E311B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23"/>
      <text:p text:style-name="P23"/>
      <text:p text:style-name="P36"/>
      <text:p text:style-name="P36"><text:span text:style-name="T43"/></text:p>
      <text:p text:style-name="P50"><text:span text:style-name="T43"/></text:p>
      <text:p text:style-name="P24"/>
      <text:p text:style-name="P46"><text:soft-page-break/></text:p>
      <text:p text:style-name="P46"/>
      <text:p text:style-name="P46">Järjestelmän yleisrakenne</text:p>
      <text:p text:style-name="P41">Tietokantasovelluksessa noudatetaan MVC-mallia. <text:span text:style-name="T40">K</text:span>ontrollerit, mallit ja näkymät sijaitsevat hakemistoissa ”controllers”, ”models” ja ”views”. <text:span text:style-name="T39">Tiedosto ”routes.php” hakemistossa ”confiq” vastaanottaa tiettyihin polkuihin tulevat pyynnöt (post ja get), ja kutsuu oikean kontrollerin oikeaa metodia, joka muodostaa näkymän käyttäen hyväksi mallin tietoja.</text:span></text:p>
      <text:p text:style-name="P42"><text:tab/><text:span text:style-name="T41">Sovelluksen kontrollereita ovat Book- ja ReaderController.php, joista BookController huolehtii kaikista näkymistä, joissa tarvitaan tietokannan jonkun kirjan tai useiden kirjojen tietoja. ReaderController huolehtii käyttäjään (= lukijaan) kuuluvista näkymistä, joissa osissa tarvitaan myös kirjojen tietoja. Ne kutsuvat malleja Reader.php ja Book.php, jotka huolehtivat tietokantaan kohdistuvien kyselyjen suorituksesta, sekä käyttäjän antamien syötteiden validoinnista yhdessä base_model.php:n kanssa, jonka ne perivät.</text:span></text:p>
      <text:p text:style-name="P42"><text:span text:style-name="T41"><text:tab/>Näkymät on jaettu kansioihin mallien nimien mukaan, ja ne kaikki perivät base.html-tiedoston, jossa määritellään esimerkiksi ylänavigaatiopalkki ja kutsutaan tyylitiedostoja. Bootstrapin lisäksi sivujen tyyliä määrittää assets/css hakemistossa oleva site.css.</text:span></text:p>
      <text:p text:style-name="P42"><text:tab/><text:span text:style-name="T42">Muut kansiot ja tiedostot ovat nimeltään suhteellisen itseään selittäviä. Kansio lib sisältää esimerkiksi base_controller.php:n ja base_model.php:n, jotka tarjoavat kontrollereille ja malleille toiminallisuuksia. Database.php:tä kutsutaan muodostettaessa tietokantayhteyttä, ja se kutsuu config -hakemiston database.php tiedostoa. View.php taas esimerkiksi luo pohjan näkymille make -metodissaan, jota kutsutaan kontrollerissa aina, kun halutaan näyttää näkymä käyttäjälle. View.php kutsuu twigiä, sekä määritää joitain kaikkien näkymien käytöön saatavia muuttujia.</text:span></text:p>
      <text:p text:style-name="P41"/>
      <text:p text:style-name="P33"><text:soft-page-break/>Käyttöliittymä ja järjestelmän komponentit</text:p>
      <text:p text:style-name="P49"/>
      <text:p text:style-name="Text_20_body"><draw:frame draw:style-name="fr1" draw:name="Image4" text:anchor-type="paragraph" svg:width="7.3846in" svg:height="7.4984in" draw:z-index="3"><draw:image xlink:href="Pictures/1000020100000307000003131F2CB296.png" xlink:type="simple" xlink:show="embed" xlink:actuate="onLoad"/></draw:frame></text:p>
      <text:p text:style-name="P48"><text:soft-page-break/><text:span text:style-name="T43"/></text:p>
      <text:p text:style-name="P51"><text:span text:style-name="T43"/></text:p>
      <text:p text:style-name="P51"><text:span text:style-name="T43">Asennustiedot</text:span></text:p>
      <text:p text:style-name="P45">Asenna sovellus kopioimalla sen tiedostot palvelimen nettiin näkyvään hakemistoon. <text:span text:style-name="T45">Aseta sen jälkeen oikeat tiedot (= käytettävä tietokanta, käyttäjätunnus) hakemiston ”config” tiedostoihin environment.sh ja database.php.</text:span></text:p>
      <text:p text:style-name="P48"><text:span text:style-name="T43">Käynnistys- / käyttöohje</text:span></text:p>
      <text:p text:style-name="P44">Ohjelman etusivulle pääsee URLista:</text:p>
      <text:p text:style-name="P44">http://mclantta.users.cs.helsinki.fi/tsohaa/</text:p>
      <text:p text:style-name="P43"/>
      <text:p text:style-name="P43">Sisään voi kirjautua testikäyttäjällä:</text:p>
      <text:p text:style-name="P43">Käyttäjä: Testi</text:p>
      <text:p text:style-name="P43">Salasana: Testinen</text:p>
      <text:p text:style-name="P43"/>
      <text:p text:style-name="P43">Jos haluaa lisätä / poistaa / muokata tietokannan kirjoja, pitää sisään kirjautua Admin -käyttäjällä:</text:p>
      <text:p text:style-name="P43">Käyttäjä: Admin</text:p>
      <text:p text:style-name="P43">Salasana: 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6-01-10T19:11:52.961363000</dc:date>
    <meta:editing-duration>PT10H26M21S</meta:editing-duration>
    <meta:editing-cycles>101</meta:editing-cycles>
    <meta:generator>LibreOffice/4.4.5.2$MacOSX_X86_64 LibreOffice_project/a22f674fd25a3b6f45bdebf25400ed2adff0ff99</meta:generator>
    <meta:document-statistic meta:table-count="0" meta:image-count="4" meta:object-count="0" meta:page-count="9" meta:paragraph-count="67" meta:word-count="569" meta:character-count="5198" meta:non-whitespace-character-count="4652"/>
  </office:meta>
</office:document-meta>
</file>